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text-properties fo:font-size="18pt" fo:font-weight="bold" officeooo:rsid="00041209" officeooo:paragraph-rsid="0004120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4pt" officeooo:rsid="00041209" officeooo:paragraph-rsid="00041209" style:font-size-asian="12.25pt" style:font-size-complex="14pt"/>
    </style:style>
    <style:style style:name="P3" style:family="paragraph" style:parent-style-name="Standard">
      <style:paragraph-properties fo:text-align="start" style:justify-single-word="false"/>
      <style:text-properties fo:font-size="14pt" officeooo:rsid="00041209" officeooo:paragraph-rsid="00041209" style:font-size-asian="12.25pt" style:font-size-complex="14pt"/>
    </style:style>
    <style:style style:name="P4" style:family="paragraph" style:parent-style-name="Standard">
      <style:paragraph-properties fo:text-align="start" style:justify-single-word="false"/>
      <style:text-properties fo:font-size="14pt" officeooo:rsid="000582f7" officeooo:paragraph-rsid="000582f7" style:font-size-asian="12.25pt" style:font-size-complex="14pt"/>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officeooo:rsid="00041209" officeooo:paragraph-rsid="00041209" style:font-size-asian="14pt" style:font-size-complex="14pt"/>
    </style:style>
    <style:style style:name="P6" style:family="paragraph" style:parent-style-name="Standard">
      <style:paragraph-properties fo:text-align="center" style:justify-single-word="false"/>
      <style:text-properties fo:font-size="16pt" officeooo:rsid="00041209" officeooo:paragraph-rsid="00041209" style:font-size-asian="14pt" style:font-size-complex="16pt"/>
    </style:style>
    <style:style style:name="P7" style:family="paragraph" style:parent-style-name="Standard">
      <style:paragraph-properties fo:text-align="center" style:justify-single-word="false"/>
      <style:text-properties fo:font-size="16pt" officeooo:rsid="00041209" officeooo:paragraph-rsid="001171d9" style:font-size-asian="14pt" style:font-size-complex="16pt"/>
    </style:style>
    <style:style style:name="P8" style:family="paragraph" style:parent-style-name="Standard">
      <style:paragraph-properties fo:text-align="start" style:justify-single-word="false" fo:break-before="page"/>
      <style:text-properties fo:color="#c9211e" loext:opacity="100%" fo:font-size="14pt" officeooo:rsid="00041209" officeooo:paragraph-rsid="00041209" style:font-size-asian="12.25pt" style:font-size-complex="14pt"/>
    </style:style>
    <style:style style:name="P9" style:family="paragraph" style:parent-style-name="Standard">
      <style:paragraph-properties fo:text-align="start" style:justify-single-word="false"/>
      <style:text-properties fo:color="#c9211e" loext:opacity="100%" fo:font-size="14pt" officeooo:rsid="00087a5e" officeooo:paragraph-rsid="00087a5e" style:font-size-asian="14pt" style:font-size-complex="14pt"/>
    </style:style>
    <style:style style:name="P10" style:family="paragraph" style:parent-style-name="Standard">
      <style:paragraph-properties fo:text-align="start" style:justify-single-word="false" fo:break-before="page"/>
      <style:text-properties fo:color="#c9211e" loext:opacity="100%" fo:font-size="14pt" officeooo:rsid="000c30cc" officeooo:paragraph-rsid="000c30cc" style:font-size-asian="14pt" style:font-size-complex="14pt"/>
    </style:style>
    <style:style style:name="P11" style:family="paragraph" style:parent-style-name="Standard">
      <style:paragraph-properties fo:text-align="start" style:justify-single-word="false"/>
      <style:text-properties fo:color="#c9211e" loext:opacity="100%" fo:font-size="14pt" officeooo:rsid="000fdc22" officeooo:paragraph-rsid="000fdc22" style:font-size-asian="14pt" style:font-size-complex="14pt"/>
    </style:style>
    <style:style style:name="P12" style:family="paragraph" style:parent-style-name="Standard">
      <style:paragraph-properties fo:text-align="start" style:justify-single-word="false"/>
      <style:text-properties fo:color="#c9211e" loext:opacity="100%" fo:font-size="14pt" officeooo:rsid="0011354e" officeooo:paragraph-rsid="0011354e" style:font-size-asian="14pt" style:font-size-complex="14pt"/>
    </style:style>
    <style:style style:name="P13" style:family="paragraph" style:parent-style-name="Standard">
      <style:paragraph-properties fo:text-align="start" style:justify-single-word="false"/>
      <style:text-properties fo:font-size="12pt" officeooo:rsid="000582f7" officeooo:paragraph-rsid="000582f7" style:font-size-asian="12pt" style:font-size-complex="12pt"/>
    </style:style>
    <style:style style:name="P14" style:family="paragraph" style:parent-style-name="Standard">
      <style:paragraph-properties fo:text-align="start" style:justify-single-word="false"/>
      <style:text-properties fo:font-size="12pt" officeooo:rsid="00041209" officeooo:paragraph-rsid="00041209" style:font-size-asian="12pt" style:font-size-complex="12pt"/>
    </style:style>
    <style:style style:name="P15" style:family="paragraph" style:parent-style-name="Standard">
      <style:paragraph-properties fo:text-align="start" style:justify-single-word="false"/>
      <style:text-properties fo:font-size="12pt" officeooo:rsid="00087a5e" officeooo:paragraph-rsid="00087a5e" style:font-size-asian="12pt" style:font-size-complex="12pt"/>
    </style:style>
    <style:style style:name="P16" style:family="paragraph" style:parent-style-name="Standard">
      <style:paragraph-properties fo:text-align="start" style:justify-single-word="false"/>
      <style:text-properties fo:font-size="12pt" officeooo:rsid="00087a5e" officeooo:paragraph-rsid="001171d9" style:font-size-asian="12pt" style:font-size-complex="12pt"/>
    </style:style>
    <style:style style:name="P17" style:family="paragraph" style:parent-style-name="Standard">
      <style:paragraph-properties fo:text-align="start" style:justify-single-word="false"/>
      <style:text-properties fo:font-size="12pt" officeooo:rsid="000c30cc" officeooo:paragraph-rsid="000c30cc" style:font-size-asian="12pt" style:font-size-complex="12pt"/>
    </style:style>
    <style:style style:name="P18" style:family="paragraph" style:parent-style-name="Standard">
      <style:paragraph-properties fo:text-align="start" style:justify-single-word="false"/>
      <style:text-properties fo:font-size="12pt" officeooo:rsid="000fdc22" officeooo:paragraph-rsid="000fdc22" style:font-size-asian="12pt" style:font-size-complex="12pt"/>
    </style:style>
    <style:style style:name="P19" style:family="paragraph" style:parent-style-name="Standard">
      <style:paragraph-properties fo:text-align="start" style:justify-single-word="false"/>
      <style:text-properties fo:font-size="12pt" officeooo:rsid="0011354e" officeooo:paragraph-rsid="0011354e" style:font-size-asian="12pt" style:font-size-complex="12pt"/>
    </style:style>
    <style:style style:name="P20" style:family="paragraph" style:parent-style-name="Standard">
      <style:paragraph-properties fo:text-align="start" style:justify-single-word="false"/>
      <style:text-properties fo:font-size="12pt" officeooo:rsid="000b081e" officeooo:paragraph-rsid="000b081e" style:font-size-asian="12pt" style:font-size-complex="12pt"/>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officeooo:rsid="000fdc22" officeooo:paragraph-rsid="000fdc22" style:font-size-asian="12pt" style:font-size-complex="12pt"/>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11354e" officeooo:paragraph-rsid="0011354e" style:font-size-asian="12pt" style:font-size-complex="12pt"/>
    </style:style>
    <style:style style:name="P23" style:family="paragraph" style:parent-style-name="Standard">
      <style:paragraph-properties fo:text-align="start" style:justify-single-word="false"/>
      <style:text-properties fo:font-size="12pt" style:text-underline-style="none" fo:font-weight="bold" officeooo:rsid="000b081e" officeooo:paragraph-rsid="000b081e"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0pt" officeooo:rsid="000582f7" officeooo:paragraph-rsid="000582f7" style:font-size-asian="10pt" style:font-size-complex="10pt"/>
    </style:style>
    <style:style style:name="P25" style:family="paragraph" style:parent-style-name="Standard">
      <style:paragraph-properties fo:text-align="start" style:justify-single-word="false"/>
      <style:text-properties fo:font-size="10pt" officeooo:rsid="00087a5e" officeooo:paragraph-rsid="00087a5e" style:font-size-asian="10pt" style:font-size-complex="10pt"/>
    </style:style>
    <style:style style:name="P26" style:family="paragraph" style:parent-style-name="Standard">
      <style:paragraph-properties fo:text-align="start" style:justify-single-word="false"/>
      <style:text-properties officeooo:paragraph-rsid="0014d4c5"/>
    </style:style>
    <style:style style:name="P27" style:family="paragraph" style:parent-style-name="Standard">
      <style:paragraph-properties fo:text-align="start" style:justify-single-word="false"/>
      <style:text-properties officeooo:paragraph-rsid="0015eee4"/>
    </style:style>
    <style:style style:name="P28" style:family="paragraph" style:parent-style-name="Standard">
      <style:paragraph-properties fo:text-align="start" style:justify-single-word="false"/>
      <style:text-properties officeooo:rsid="0014d4c5" officeooo:paragraph-rsid="0014d4c5"/>
    </style:style>
    <style:style style:name="P29" style:family="paragraph" style:parent-style-name="Standard">
      <style:paragraph-properties fo:text-align="start" style:justify-single-word="false"/>
      <style:text-properties style:text-underline-style="none" fo:font-weight="bold" officeooo:paragraph-rsid="0014d4c5" style:font-weight-asian="bold" style:font-weight-complex="bold"/>
    </style:style>
    <style:style style:name="P30" style:family="paragraph" style:parent-style-name="Standard">
      <style:paragraph-properties fo:text-align="start" style:justify-single-word="false"/>
      <style:text-properties officeooo:rsid="0015eee4" officeooo:paragraph-rsid="0015eee4"/>
    </style:style>
    <style:style style:name="P31" style:family="paragraph" style:parent-style-name="Standard">
      <style:paragraph-properties fo:text-align="start" style:justify-single-word="false"/>
      <style:text-properties fo:font-weight="bold" officeooo:paragraph-rsid="0015eee4" style:font-weight-asian="bold" style:font-weight-complex="bold"/>
    </style:style>
    <style:style style:name="P32" style:family="paragraph" style:parent-style-name="Standard">
      <style:paragraph-properties fo:text-align="start" style:justify-single-word="false"/>
      <style:text-properties fo:font-weight="bold" officeooo:rsid="0015eee4" officeooo:paragraph-rsid="0015eee4" style:font-weight-asian="bold" style:font-weight-complex="bold"/>
    </style:style>
    <style:style style:name="P33" style:family="paragraph" style:parent-style-name="Standard">
      <style:paragraph-properties fo:text-align="start" style:justify-single-word="false"/>
      <style:text-properties fo:font-weight="bold" officeooo:rsid="00165191" officeooo:paragraph-rsid="00165191" style:font-weight-asian="bold" style:font-weight-complex="bold"/>
    </style:style>
    <style:style style:name="P34" style:family="paragraph" style:parent-style-name="Standard">
      <style:paragraph-properties fo:text-align="start" style:justify-single-word="false"/>
      <style:text-properties officeooo:rsid="00165191" officeooo:paragraph-rsid="00165191"/>
    </style:style>
    <style:style style:name="P35" style:family="paragraph" style:parent-style-name="Standard">
      <style:paragraph-properties fo:text-align="center" style:justify-single-word="false"/>
      <style:text-properties fo:font-size="16pt" officeooo:rsid="001171d9" officeooo:paragraph-rsid="001171d9" style:font-size-asian="14pt" style:font-size-complex="16pt"/>
    </style:style>
    <style:style style:name="P36" style:family="paragraph" style:parent-style-name="Standard">
      <style:paragraph-properties fo:text-align="start" style:justify-single-word="false"/>
      <style:text-properties fo:font-size="12pt" style:text-underline-style="none" fo:font-weight="bold" officeooo:rsid="000b081e" officeooo:paragraph-rsid="000b081e"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officeooo:rsid="0018e008" officeooo:paragraph-rsid="0018e008" style:font-size-asian="12pt" style:font-size-complex="12pt"/>
    </style:style>
    <style:style style:name="P38" style:family="paragraph" style:parent-style-name="Standard">
      <style:paragraph-properties fo:text-align="start" style:justify-single-word="false"/>
      <style:text-properties fo:font-size="12pt" officeooo:rsid="00193d3a" officeooo:paragraph-rsid="00193d3a" style:font-size-asian="12pt" style:font-size-complex="12pt"/>
    </style:style>
    <style:style style:name="P39" style:family="paragraph" style:parent-style-name="Standard">
      <style:paragraph-properties fo:text-align="start" style:justify-single-word="false"/>
      <style:text-properties fo:font-size="12pt" officeooo:rsid="00193d3a" officeooo:paragraph-rsid="001adb20" style:font-size-asian="12pt" style:font-size-complex="12pt"/>
    </style:style>
    <style:style style:name="P40" style:family="paragraph" style:parent-style-name="Standard">
      <style:paragraph-properties fo:text-align="start" style:justify-single-word="false"/>
      <style:text-properties fo:font-size="12pt" officeooo:rsid="001adb20" officeooo:paragraph-rsid="001adb20" style:font-size-asian="12pt" style:font-size-complex="12pt"/>
    </style:style>
    <style:style style:name="P41" style:family="paragraph" style:parent-style-name="Standard">
      <style:paragraph-properties fo:text-align="start" style:justify-single-word="false"/>
      <style:text-properties fo:font-size="12pt" officeooo:rsid="001b275b" officeooo:paragraph-rsid="001b275b" style:font-size-asian="12pt" style:font-size-complex="12pt"/>
    </style:style>
    <style:style style:name="P42" style:family="paragraph" style:parent-style-name="Standard">
      <style:paragraph-properties fo:text-align="start" style:justify-single-word="false"/>
      <style:text-properties fo:font-size="12pt" officeooo:rsid="001b860f" officeooo:paragraph-rsid="001b860f" style:font-size-asian="12pt" style:font-size-complex="12pt"/>
    </style:style>
    <style:style style:name="P43" style:family="paragraph" style:parent-style-name="Standard">
      <style:paragraph-properties fo:text-align="start" style:justify-single-word="false"/>
      <style:text-properties fo:font-size="12pt" officeooo:rsid="001bdde3" officeooo:paragraph-rsid="001bdde3" style:font-size-asian="12pt" style:font-size-complex="12pt"/>
    </style:style>
    <style:style style:name="P44" style:family="paragraph" style:parent-style-name="Standard">
      <style:paragraph-properties fo:text-align="start" style:justify-single-word="false"/>
      <style:text-properties fo:font-size="12pt" officeooo:rsid="000fdc22" officeooo:paragraph-rsid="000fdc22" style:font-size-asian="12pt" style:font-size-complex="12pt"/>
    </style:style>
    <style:style style:name="P45" style:family="paragraph" style:parent-style-name="Standard">
      <style:paragraph-properties fo:text-align="start" style:justify-single-word="false"/>
      <style:text-properties fo:font-size="12pt" fo:font-weight="bold" officeooo:rsid="00193d3a" officeooo:paragraph-rsid="001adb20" style:font-size-asian="12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1b275b" officeooo:paragraph-rsid="001b275b" style:font-size-asian="12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1b860f" officeooo:paragraph-rsid="001b860f" style:font-size-asian="12pt" style:font-weight-asian="bold" style:font-size-complex="12pt" style:font-weight-complex="bold"/>
    </style:style>
    <style:style style:name="P48" style:family="paragraph" style:parent-style-name="Standard">
      <style:paragraph-properties fo:text-align="start" style:justify-single-word="false"/>
      <style:text-properties officeooo:paragraph-rsid="00193d3a"/>
    </style:style>
    <style:style style:name="P49" style:family="paragraph" style:parent-style-name="Standard">
      <style:paragraph-properties fo:text-align="start" style:justify-single-word="false"/>
      <style:text-properties officeooo:paragraph-rsid="001cc4f0"/>
    </style:style>
    <style:style style:name="P50" style:family="paragraph" style:parent-style-name="Standard">
      <style:paragraph-properties fo:text-align="start" style:justify-single-word="false"/>
      <style:text-properties fo:font-weight="bold" officeooo:paragraph-rsid="0018e008" style:font-weight-asian="bold" style:font-weight-complex="bold"/>
    </style:style>
    <style:style style:name="P51" style:family="paragraph" style:parent-style-name="Standard">
      <style:paragraph-properties fo:text-align="start" style:justify-single-word="false"/>
      <style:text-properties fo:font-weight="bold" officeooo:paragraph-rsid="00193d3a" style:font-weight-asian="bold" style:font-weight-complex="bold"/>
    </style:style>
    <style:style style:name="P52" style:family="paragraph" style:parent-style-name="Standard">
      <style:paragraph-properties fo:text-align="start" style:justify-single-word="false"/>
      <style:text-properties fo:font-weight="bold" officeooo:paragraph-rsid="001b275b" style:font-weight-asian="bold" style:font-weight-complex="bold"/>
    </style:style>
    <style:style style:name="P53" style:family="paragraph" style:parent-style-name="Standard">
      <style:paragraph-properties fo:text-align="start" style:justify-single-word="false"/>
      <style:text-properties fo:font-weight="bold" officeooo:paragraph-rsid="001cc4f0" style:font-weight-asian="bold" style:font-weight-complex="bold"/>
    </style:style>
    <style:style style:name="P54" style:family="paragraph" style:parent-style-name="Standard">
      <style:paragraph-properties fo:text-align="start" style:justify-single-word="false"/>
      <style:text-properties fo:font-weight="bold" officeooo:rsid="001cc4f0" officeooo:paragraph-rsid="001cc4f0" style:font-weight-asian="bold" style:font-weight-complex="bold"/>
    </style:style>
    <style:style style:name="P55" style:family="paragraph" style:parent-style-name="Standard">
      <style:paragraph-properties fo:text-align="start" style:justify-single-word="false"/>
      <style:text-properties officeooo:rsid="00193d3a" officeooo:paragraph-rsid="00193d3a"/>
    </style:style>
    <style:style style:name="P56" style:family="paragraph" style:parent-style-name="Standard">
      <style:paragraph-properties fo:text-align="start" style:justify-single-word="false"/>
      <style:text-properties officeooo:rsid="001cc4f0" officeooo:paragraph-rsid="001cc4f0"/>
    </style:style>
    <style:style style:name="T1" style:family="text">
      <style:text-properties officeooo:rsid="00087a5e"/>
    </style:style>
    <style:style style:name="T2" style:family="text">
      <style:text-properties style:text-underline-style="solid" style:text-underline-width="auto" style:text-underline-color="font-color"/>
    </style:style>
    <style:style style:name="T3" style:family="text">
      <style:text-properties officeooo:rsid="001171d9"/>
    </style:style>
    <style:style style:name="T4" style:family="text">
      <style:text-properties fo:font-style="italic" officeooo:rsid="001171d9" style:font-style-asian="italic" style:font-style-complex="italic"/>
    </style:style>
    <style:style style:name="T5" style:family="text">
      <style:text-properties fo:font-style="normal" officeooo:rsid="001171d9" style:font-style-asian="normal" style:font-style-complex="normal"/>
    </style:style>
    <style:style style:name="T6" style:family="text">
      <style:text-properties officeooo:rsid="00130887"/>
    </style:style>
    <style:style style:name="T7" style:family="text">
      <style:text-properties fo:font-size="12pt" officeooo:rsid="0014d4c5" style:font-size-asian="12pt" style:font-size-complex="12pt"/>
    </style:style>
    <style:style style:name="T8" style:family="text">
      <style:text-properties fo:font-size="12pt" officeooo:rsid="0018e008" style:font-size-asian="12pt" style:font-size-complex="12pt"/>
    </style:style>
    <style:style style:name="T9" style:family="text">
      <style:text-properties fo:font-size="12pt" officeooo:rsid="00193d3a" style:font-size-asian="12pt" style:font-size-complex="12pt"/>
    </style:style>
    <style:style style:name="T10" style:family="text">
      <style:text-properties fo:font-size="12pt" officeooo:rsid="001b275b" style:font-size-asian="12pt" style:font-size-complex="12pt"/>
    </style:style>
    <style:style style:name="T11" style:family="text">
      <style:text-properties fo:font-size="12pt" officeooo:rsid="001cc4f0" style:font-size-asian="12pt" style:font-size-complex="12pt"/>
    </style:style>
    <style:style style:name="T12" style:family="text">
      <style:text-properties officeooo:rsid="00141634"/>
    </style:style>
    <style:style style:name="T13" style:family="text">
      <style:text-properties officeooo:rsid="0014aa93"/>
    </style:style>
    <style:style style:name="T14" style:family="text">
      <style:text-properties officeooo:rsid="0015eee4"/>
    </style:style>
    <style:style style:name="T15" style:family="text">
      <style:text-properties officeooo:rsid="00165191"/>
    </style:style>
    <style:style style:name="T16" style:family="text">
      <style:text-properties officeooo:rsid="0016a8ee"/>
    </style:style>
    <style:style style:name="T17" style:family="text">
      <style:text-properties officeooo:rsid="0016c0dc"/>
    </style:style>
    <style:style style:name="T18" style:family="text">
      <style:text-properties fo:font-weight="bold" style:font-weight-asian="bold" style:font-weight-complex="bold"/>
    </style:style>
    <style:style style:name="T19" style:family="text">
      <style:text-properties officeooo:rsid="001adb20"/>
    </style:style>
    <style:style style:name="T20" style:family="text">
      <style:text-properties officeooo:rsid="001de87f"/>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QUITECTURA DE </text:p>
      <text:p text:style-name="P1">ORDENADORES</text:p>
      <text:p text:style-name="P2"/>
      <text:p text:style-name="P2"/>
      <text:p text:style-name="P7">Práctica <text:span text:style-name="T3">4</text:span>: <text:span text:style-name="T3">Explotar el potencial </text:span></text:p>
      <text:p text:style-name="P35">de las arquitecturas modernas</text:p>
      <text:p text:style-name="P6"/>
      <text:p text:style-name="P5">Grupo 1313, Pareja 04:</text:p>
      <text:p text:style-name="P5"/>
      <text:p text:style-name="P2">Florentino García Aznar</text:p>
      <text:p text:style-name="P2">Alejandro Monterrubio Navarro</text:p>
      <text:p text:style-name="P8">Ejercicio <text:span text:style-name="T1">0</text:span>:</text:p>
      <text:p text:style-name="P3"/>
      <text:p text:style-name="P14">La información sobre la arquitectura de la máquina utilizada para esta práctica se obtuvo a través de los comandos cat /proc/cpuinfo y sudo dmidecode en un sistema Linux. A continuación, se detallan los aspectos clave relacionados con la topología del sistema:</text:p>
      <text:p text:style-name="P14"/>
      <text:p text:style-name="P14"><text:span text:style-name="T6">1. </text:span>Procesador:</text:p>
      <text:p text:style-name="P14"/>
      <text:p text:style-name="P14"><text:s text:c="2"/>- Modelo: AMD Ryzen 9 5900X 12-Core Processor.</text:p>
      <text:p text:style-name="P14"><text:s text:c="2"/>- Frecuencia Base: 2200 MHz (2.2 GHz).</text:p>
      <text:p text:style-name="P14"><text:s text:c="2"/>- Frecuencia Máxima: 4950 MHz (4.95 GHz), como se indica en dmidecode.</text:p>
      <text:p text:style-name="P14"><text:s text:c="2"/>- Frecuencia Actual: 3700 MHz, lo que sugiere un estado operativo con un aumento en la frecuencia respecto a la base.</text:p>
      <text:p text:style-name="P14"/>
      <text:p text:style-name="P14"><text:span text:style-name="T6">2. </text:span>Hyperthreading:</text:p>
      <text:p text:style-name="P14"/>
      <text:p text:style-name="P14"><text:s text:c="2"/>- El sistema tiene hyperthreading activado, como se deduce de la diferencia entre el número de cpu cores (12 núcleos físicos) y siblings (24 hilos de procesamiento). Esto indica que cada núcleo físico puede manejar dos hilos, duplicando virtualmente el número de núcleos disponibles para procesamiento.</text:p>
      <text:p text:style-name="P14"/>
      <text:p text:style-name="P14"><text:span text:style-name="T6">3. </text:span>Arquitectura y Memoria:</text:p>
      <text:p text:style-name="P14"/>
      <text:p text:style-name="P14"><text:s text:c="2"/>- Placa Base: MAG X570S TOMAHAWK MAX WIFI (MS-7D54) de Micro-Star International Co., Ltd.</text:p>
      <text:p text:style-name="P14"><text:s text:c="2"/>- Memoria RAM: La configuración de memoria es DDR4 con una velocidad de 2133 MT/s, aunque esta velocidad puede ser superior dependiendo de la configuración específica del sistema.</text:p>
      <text:p text:style-name="P14"><text:s text:c="2"/>- Capacidad Máxima de Memoria: 128 GB.</text:p>
      <text:p text:style-name="P14"/>
      <text:p text:style-name="P13"><text:span text:style-name="T6">La forma en la que se imprime la información con los comandos es esta</text:span>:</text:p>
      <text:p text:style-name="P13"/>
      <text:p text:style-name="P13"><text:s/>&gt; <text:span text:style-name="T3">cat </text:span><text:span text:style-name="T5">proc</text:span><text:span text:style-name="T4">/</text:span><text:span text:style-name="T5">cpuinfo</text:span></text:p>
      <text:p text:style-name="P13"/>
      <text:p text:style-name="P13">Esto nos proporciona la siguiente información:</text:p>
      <text:p text:style-name="P13"/>
      <text:p text:style-name="P24">processor<text:tab/>: 0</text:p>
      <text:p text:style-name="P24">vendor_id<text:tab/>: AuthenticAMD</text:p>
      <text:p text:style-name="P24">cpu family<text:tab/>: 25</text:p>
      <text:p text:style-name="P24">model<text:tab/><text:tab/>: 33</text:p>
      <text:p text:style-name="P24">model name<text:tab/>: AMD Ryzen 9 5900X 12-Core Processor</text:p>
      <text:p text:style-name="P24">stepping<text:tab/>: 2</text:p>
      <text:p text:style-name="P24">microcode<text:tab/>: 0xa201204</text:p>
      <text:p text:style-name="P24">cpu MHz<text:tab/><text:tab/>: 2200.000</text:p>
      <text:p text:style-name="P24">cache size<text:tab/>: 512 KB</text:p>
      <text:p text:style-name="P24">physical id<text:tab/>: 0</text:p>
      <text:p text:style-name="P24">siblings<text:tab/>: 24</text:p>
      <text:p text:style-name="P24">core id<text:tab/><text:tab/>: 0</text:p>
      <text:p text:style-name="P24">cpu cores<text:tab/>: 12</text:p>
      <text:p text:style-name="P24">apicid<text:tab/><text:tab/>: 0</text:p>
      <text:p text:style-name="P24">initial apicid<text:tab/>: 0</text:p>
      <text:p text:style-name="P24">fpu<text:tab/><text:tab/>: yes</text:p>
      <text:p text:style-name="P24">fpu_exception<text:tab/>: yes</text:p>
      <text:p text:style-name="P24">cpuid level<text:tab/>: 16</text:p>
      <text:p text:style-name="P24">wp<text:tab/><text:tab/>: yes</text:p>
      <text:p text:style-name="P24"><text:soft-page-break/>flags<text:tab/><text:tab/>: fpu vme de pse tsc msr pae mce cx8 apic sep mtrr pge mca cmov pat pse36 clflush mmx fxsr sse sse2 ht syscall nx mmxext fxsr_opt pdpe1gb rdtscp lm constant_tsc rep_good nopl nonstop_tsc cpuid extd_apicid aperfmperf rapl pni pclmulqdq monitor ssse3 fma cx16 sse4_1 sse4_2 movbe popcnt aes xsave avx f16c rdrand lahf_lm cmp_legacy svm extapic cr8_legacy abm sse4a misalignsse 3dnowprefetch osvw ibs skinit wdt tce topoext perfctr_core perfctr_nb bpext perfctr_llc mwaitx cpb cat_l3 cdp_l3 hw_pstate ssbd mba ibrs ibpb stibp vmmcall fsgsbase bmi1 avx2 smep bmi2 erms invpcid cqm rdt_a rdseed adx smap clflushopt clwb sha_ni xsaveopt xsavec xgetbv1 xsaves cqm_llc cqm_occup_llc cqm_mbm_total cqm_mbm_local clzero irperf xsaveerptr rdpru wbnoinvd arat npt lbrv svm_lock nrip_save tsc_scale vmcb_clean flushbyasid decodeassists pausefilter pfthreshold avic v_vmsave_vmload vgif v_spec_ctrl umip pku ospke vaes vpclmulqdq rdpid overflow_recov succor smca fsrm</text:p>
      <text:p text:style-name="P24">bugs<text:tab/><text:tab/>: sysret_ss_attrs spectre_v1 spectre_v2 spec_store_bypass srso</text:p>
      <text:p text:style-name="P24">bogomips<text:tab/>: 7400.11</text:p>
      <text:p text:style-name="P24">TLB size<text:tab/>: 2560 4K pages</text:p>
      <text:p text:style-name="P24">clflush size<text:tab/>: 64</text:p>
      <text:p text:style-name="P24">cache_alignment<text:tab/>: 64</text:p>
      <text:p text:style-name="P24">address sizes<text:tab/>: 48 bits physical, 48 bits virtual</text:p>
      <text:p text:style-name="P24">power management: ts ttp tm hwpstate cpb eff_freq_ro [13] [14]</text:p>
      <text:p text:style-name="P24"/>
      <text:p text:style-name="P24">…</text:p>
      <text:p text:style-name="P24"/>
      <text:p text:style-name="P24">processor<text:tab/>: 23</text:p>
      <text:p text:style-name="P24">vendor_id<text:tab/>: AuthenticAMD</text:p>
      <text:p text:style-name="P24">cpu family<text:tab/>: 25</text:p>
      <text:p text:style-name="P24"/>
      <text:p text:style-name="P24">...</text:p>
      <text:p text:style-name="P4"/>
      <text:p text:style-name="P16">&gt; <text:span text:style-name="T12">sudo dmidecode</text:span></text:p>
      <text:p text:style-name="P15"/>
      <text:p text:style-name="P25">dmidecode 3.3</text:p>
      <text:p text:style-name="P25">Getting SMBIOS data from sysfs.</text:p>
      <text:p text:style-name="P25">SMBIOS 2.8 present.</text:p>
      <text:p text:style-name="P25">60 structures occupying 2544 bytes.</text:p>
      <text:p text:style-name="P25">Table at 0xCDA03000.</text:p>
      <text:p text:style-name="P25"/>
      <text:p text:style-name="P25">Handle 0x0000, DMI type 0, 26 bytes</text:p>
      <text:p text:style-name="P25">BIOS Information</text:p>
      <text:p text:style-name="P25"><text:tab/>Vendor: American Megatrends International, LLC.</text:p>
      <text:p text:style-name="P25"><text:tab/>Version: 1.00</text:p>
      <text:p text:style-name="P25"><text:tab/>Release Date: 07/06/2021</text:p>
      <text:p text:style-name="P25"><text:tab/>Address: 0xF0000</text:p>
      <text:p text:style-name="P25"><text:tab/>Runtime Size: 64 kB</text:p>
      <text:p text:style-name="P25"><text:tab/>ROM Size: 32 MB</text:p>
      <text:p text:style-name="P25"><text:tab/>Characteristics:</text:p>
      <text:p text:style-name="P25"><text:tab/><text:tab/>PCI is supported</text:p>
      <text:p text:style-name="P25"><text:tab/><text:tab/>BIOS is upgradeable</text:p>
      <text:p text:style-name="P25"><text:tab/><text:tab/>BIOS shadowing is allowed</text:p>
      <text:p text:style-name="P25"><text:tab/><text:tab/>Boot from CD is supported</text:p>
      <text:p text:style-name="P25"><text:tab/><text:tab/>Selectable boot is supported</text:p>
      <text:p text:style-name="P25"><text:tab/><text:tab/>BIOS ROM is socketed</text:p>
      <text:p text:style-name="P25"><text:tab/><text:tab/>EDD is supported</text:p>
      <text:p text:style-name="P25"><text:tab/><text:tab/>Japanese floppy for NEC 9800 1.2 MB is supported (int 13h)</text:p>
      <text:p text:style-name="P25"><text:tab/><text:tab/>Japanese floppy for Toshiba 1.2 MB is supported (int 13h)</text:p>
      <text:p text:style-name="P25"><text:tab/><text:tab/>5.25"/360 kB floppy services are supported (int 13h)</text:p>
      <text:p text:style-name="P25"><text:tab/><text:tab/>5.25"/1.2 MB floppy services are supported (int 13h)</text:p>
      <text:p text:style-name="P25"><text:tab/><text:tab/>3.5"/720 kB floppy services are supported (int 13h)</text:p>
      <text:p text:style-name="P25"><text:tab/><text:tab/>3.5"/2.88 MB floppy services are supported (int 13h)</text:p>
      <text:p text:style-name="P25"><text:tab/><text:tab/>Print screen service is supported (int 5h)</text:p>
      <text:p text:style-name="P25"><text:tab/><text:tab/>8042 keyboard services are supported (int 9h)</text:p>
      <text:p text:style-name="P25"><text:tab/><text:tab/>Serial services are supported (int 14h)</text:p>
      <text:p text:style-name="P25"><text:tab/><text:tab/>Printer services are supported (int 17h)</text:p>
      <text:p text:style-name="P25"><text:tab/><text:tab/>CGA/mono video services are supported (int 10h)</text:p>
      <text:p text:style-name="P25"><text:tab/><text:tab/>ACPI is supported</text:p>
      <text:p text:style-name="P25"><text:tab/><text:tab/>USB legacy is supported</text:p>
      <text:p text:style-name="P25"><text:soft-page-break/><text:tab/><text:tab/>BIOS boot specification is supported</text:p>
      <text:p text:style-name="P25"><text:tab/><text:tab/>Targeted content distribution is supported</text:p>
      <text:p text:style-name="P25"><text:tab/><text:tab/>UEFI is supported</text:p>
      <text:p text:style-name="P25"><text:tab/>BIOS Revision: 5.17</text:p>
      <text:p text:style-name="P25"/>
      <text:p text:style-name="P25">Handle 0x0001, DMI type 1, 27 bytes</text:p>
      <text:p text:style-name="P25">System Information</text:p>
      <text:p text:style-name="P25"><text:tab/>Manufacturer: Micro-Star International Co., Ltd.</text:p>
      <text:p text:style-name="P25"><text:tab/>Product Name: MS-7D54</text:p>
      <text:p text:style-name="P25"><text:tab/>Version: 1.0</text:p>
      <text:p text:style-name="P25"><text:tab/>Serial Number: To be filled by O.E.M.</text:p>
      <text:p text:style-name="P25"><text:tab/>UUID: 93bf4632-a028-b912-ae54-d8bbc18d7d12</text:p>
      <text:p text:style-name="P25"><text:tab/>Wake-up Type: Power Switch</text:p>
      <text:p text:style-name="P25"><text:tab/>SKU Number: To be filled by O.E.M.</text:p>
      <text:p text:style-name="P25"><text:tab/>Family: To be filled by O.E.M.</text:p>
      <text:p text:style-name="P25"/>
      <text:p text:style-name="P25">Handle 0x0002, DMI type 2, 15 bytes</text:p>
      <text:p text:style-name="P25">Base Board Information</text:p>
      <text:p text:style-name="P15"/>
      <text:p text:style-name="P25">…</text:p>
      <text:p text:style-name="P25"/>
      <text:p text:style-name="P25">Handle 0x003A, DMI type 143, 16 bytes</text:p>
      <text:p text:style-name="P25">OEM-specific Type</text:p>
      <text:p text:style-name="P25"><text:tab/>Header and Data:</text:p>
      <text:p text:style-name="P25"><text:tab/><text:tab/>8F 10 3A 00 00 01 02 03 04 05 06 07 08 09 0A 0B</text:p>
      <text:p text:style-name="P25"><text:tab/>Strings:</text:p>
      <text:p text:style-name="P25"><text:tab/><text:tab/>GOP1-[N/A] <text:s text:c="4"/></text:p>
      <text:p text:style-name="P25"><text:tab/><text:tab/>RAID-14.8.0.1042</text:p>
      <text:p text:style-name="P25"><text:tab/><text:tab/>PXEU1-v1.1.0.4</text:p>
      <text:p text:style-name="P25"><text:tab/><text:tab/>AMI-AptioV</text:p>
      <text:p text:style-name="P25"><text:tab/><text:tab/>GSES-5/1</text:p>
      <text:p text:style-name="P25"><text:tab/><text:tab/>MsiFlash-18</text:p>
      <text:p text:style-name="P25"><text:tab/><text:tab/>RavenPI-RAVEN_PI_VERSION</text:p>
      <text:p text:style-name="P25"><text:tab/><text:tab/>N/A</text:p>
      <text:p text:style-name="P25"><text:tab/><text:tab/>N/A</text:p>
      <text:p text:style-name="P25"><text:tab/><text:tab/>N/A</text:p>
      <text:p text:style-name="P25"><text:tab/><text:tab/>N/A</text:p>
      <text:p text:style-name="P25"><text:tab/><text:tab/>N/A</text:p>
      <text:p text:style-name="P25"/>
      <text:p text:style-name="P25">Handle 0x003B, DMI type 127, 4 bytes</text:p>
      <text:p text:style-name="P25">End Of Table</text:p>
      <text:p text:style-name="P15"/>
      <text:p text:style-name="P9">Ejercicio 1:</text:p>
      <text:p text:style-name="P15"/>
      <text:p text:style-name="P23">1.1 ¿Se pueden lanzar más threads que cores tenga el sistema? ¿Tiene sentido hacerlo?</text:p>
      <text:p text:style-name="P20"/>
      <text:p text:style-name="P20">Respuesta: Sí, se pueden lanzar más threads que cores en el sistema. En algunos casos, tiene sentido hacerlo, especialmente si los threads realizan operaciones de E/S o están esperando recursos, lo que puede llevar a un bloqueo. En tales situaciones, tener más threads que cores puede ayudar a utilizar mejor la CPU durante estos tiempos de espera. Sin embargo, para cálculos intensivos en CPU, lanzar más threads que cores puede llevar a una sobrecarga debido al cambio de contexto y a la competencia por los recursos del CPU.</text:p>
      <text:p text:style-name="P20"/>
      <text:p text:style-name="P23">1.2 ¿Cuántos threads debería utilizar?</text:p>
      <text:p text:style-name="P20"/>
      <text:p text:style-name="P20">Equipo Propio: <text:span text:style-name="T13">El</text:span> procesador tiene 12 cores físicos y 24 hilos (debido al hyperthreading). Idealmente, <text:span text:style-name="T13">lo ideal sería</text:span> probar con 12 threads (cores físicos) y posiblemente también con 24 threads (hilos lógicos) para ver cómo afecta el rendimiento.</text:p>
      <text:p text:style-name="P20"/>
      <text:p text:style-name="P29"><text:soft-page-break/><text:span text:style-name="T7">1.3 </text:span>Modifique el programa omp1.c para utilizar las tres formas de elegir el número de threads y deduzca la prioridad entre ellas.</text:p>
      <text:p text:style-name="P26"/>
      <text:p text:style-name="P28">Modificaciones Realizadas:</text:p>
      <text:p text:style-name="P28">El programa omp1.c fue modificado para explorar las distintas formas de determinar el número de threads en un entorno OpenMP. Las modificaciones incluyeron:</text:p>
      <text:p text:style-name="P28"/>
      <text:p text:style-name="P28">El uso de la función omp_set_num_threads(int num_threads) para establecer programáticamente el número de threads.</text:p>
      <text:p text:style-name="P28">La inclusión de la cláusula num_threads(numthr) en la directiva #pragma omp parallel para definir el número de threads en el bloque de código paralelo.</text:p>
      <text:p text:style-name="P28">La configuración de la variable de entorno OMP_NUM_THREADS antes de ejecutar el programa para establecer el número de threads a nivel de entorno.</text:p>
      <text:p text:style-name="P28">Resultados y Prioridad:</text:p>
      <text:p text:style-name="P28">Los experimentos realizados arrojaron los siguientes resultados en cuanto a la prioridad de estas configuraciones:</text:p>
      <text:p text:style-name="P28"/>
      <text:p text:style-name="P28">Máxima Prioridad - Cláusula num_threads en #pragma omp parallel: La configuración que se establece mediante esta cláusula tiene la prioridad más alta. Independientemente de los valores proporcionados por omp_set_num_threads o OMP_NUM_THREADS, el número de threads utilizado por el programa corresponde al valor establecido en num_threads.</text:p>
      <text:p text:style-name="P28"/>
      <text:p text:style-name="P28">Prioridad Media - Función omp_set_num_threads: Cuando no se especifica la cláusula num_threads, el número de threads se rige por el valor establecido mediante omp_set_num_threads. Este valor sobrescribe la configuración de la variable de entorno OMP_NUM_THREADS.</text:p>
      <text:p text:style-name="P28"/>
      <text:p text:style-name="P28">Menor Prioridad - Variable de Entorno OMP_NUM_THREADS: La variable de entorno OMP_NUM_THREADS solo determina el número de threads cuando no hay ninguna configuración explícita en el código (ni a través de omp_set_num_threads ni mediante num_threads en #pragma omp parallel).</text:p>
      <text:p text:style-name="P28"/>
      <text:p text:style-name="P31"><text:span text:style-name="T14">1.4 </text:span>¿Cómo se comporta OpenMP cuando declaramos una variable privada?</text:p>
      <text:p text:style-name="P27"/>
      <text:p text:style-name="P30">Cuando se declara una variable como privada en OpenMP (private), cada hilo recibe su propia copia de la variable. Esta copia es independiente de las copias en otros hilos y no conserva el valor original que la variable tenía antes del bloque paralelo. Además, las modificaciones hechas a una variable privada por un hilo no afectan las copias en otros hilos ni la variable original fuera del bloque paralelo. Esto <text:span text:style-name="T15">se puede ver</text:span> en el comportamiento de la variable a, donde cada hilo empieza con su propia copia de a, la cual tiene un valor no inicializado o 0, y las modificaciones en un hilo no afectan a otros hilos.</text:p>
      <text:p text:style-name="P30"/>
      <text:p text:style-name="P32">1.5 ¿Qué ocurre con el valor de una variable privada al comenzar a ejecutarse la región paralela?</text:p>
      <text:p text:style-name="P30"/>
      <text:p text:style-name="P34">Cuando una variable se declara como privada (private) en OpenMP y comienza a ejecutarse la región paralela, cada hilo crea su propia copia local de esa variable. Lo importante a destacar es que el valor inicial de la variable privada no está definido al comienzo de la región paralela. Esto significa que la variable privada no hereda automáticamente el valor que tenía antes de entrar en el bloque paralelo.</text:p>
      <text:p text:style-name="P34"/>
      <text:p text:style-name="P34"><text:span text:style-name="T16">L</text:span>a variable a, que fue declarada como privada, tiene valores no inicializados o cero al comienzo de la región paralela en los diferentes hilos. Esto demuestra que las variables privadas no conservan o <text:soft-page-break/>no tienen un valor inicial definido, lo que puede llevar a valores indeterminados hasta que se asignen explícitamente dentro de la región paralela.</text:p>
      <text:p text:style-name="P34"/>
      <text:p text:style-name="P34">E<text:span text:style-name="T16">s decir</text:span>, al comienzo de una región paralela en OpenMP, el valor de una variable declarada como privada es indeterminado y no refleja necesariamente el valor que tenía antes de entrar en el bloque paralelo.</text:p>
      <text:p text:style-name="P34"/>
      <text:p text:style-name="P33">1.6 ¿Qué ocurre con el valor de una variable privada al finalizar la región paralela?</text:p>
      <text:p text:style-name="P34"/>
      <text:p text:style-name="P34">Al finalizar la región paralela en OpenMP, las variables privadas de cada hilo se descartan y no tienen ningún impacto en las variables fuera de la región paralela. Es decir, cualquier modificación hecha a una variable privada dentro de la región paralela queda confinada a esa región y al hilo específico que la realizó. Las variables privadas son esencialmente locales a la región paralela y su ciclo de vida se limita a esta.</text:p>
      <text:p text:style-name="P34"/>
      <text:p text:style-name="P34"><text:span text:style-name="T17">L</text:span>a variable a, que fue declarada como privada. Aunque a fue modificada dentro de la región paralela por cada hilo, estas modificaciones no afectaron el valor de a fuera de la región paralela. Esto se evidencia en el valor final de a después de la región paralela, que permanece igual al valor inicial antes de entrar en el bloque paralelo.</text:p>
      <text:p text:style-name="P34"/>
      <text:p text:style-name="P34"><text:span text:style-name="T16">E</text:span>l valor de una variable privada al finalizar la región paralela en OpenMP es descartado, y cualquier modificación hecha a esa variable dentro de la región paralela no afecta su estado fuera de dicha región.</text:p>
      <text:p text:style-name="P34"/>
      <text:p text:style-name="P33">1.7 ¿Ocurre lo mismo con las variables públicas?</text:p>
      <text:p text:style-name="P34"/>
      <text:p text:style-name="P34">En OpenMP, una variable declarada como pública (o compartida usando la cláusula shared) es accesible por todos los hilos dentro de una región paralela. A diferencia de las variables privadas, las cuales son locales a cada hilo y se descartan al finalizar la región paralela, las variables públicas mantienen cualquier modificación realizada por los hilos durante la ejecución paralela. Estas modificaciones son visibles y persistentes incluso después de que termina la región paralela.</text:p>
      <text:p text:style-name="P34"/>
      <text:p text:style-name="P34"><text:span text:style-name="T17">L</text:span>a variable b fue declarada como <text:span text:style-name="T17">pública</text:span>. Esto significa que todos los hilos trabajan con la misma instancia de b, y las modificaciones realizadas por cualquier hilo a b son visibles para todos los demás hilos y también después de que la región paralela termina. Esto se evidencia en la salida del programa, donde el valor final de b refleja las modificaciones acumulativas hechas por todos los hilos.</text:p>
      <text:p text:style-name="P34"/>
      <text:p text:style-name="P34"><text:span text:style-name="T17">A</text:span>l finalizar la región paralela en OpenMP, las variables públicas (compartidas) conservan las modificaciones realizadas por los hilos durante la ejecución paralela. Estas modificaciones son globales y afectan el estado de la variable fuera del bloque paralelo.</text:p>
      <text:p text:style-name="P10">Ejercicio 2:</text:p>
      <text:p text:style-name="P17"/>
      <text:p text:style-name="P50"><text:span text:style-name="T8">2.1 </text:span>Ejecute la versión serie y entienda cual debe ser el resultado para diferentes tamaños de vector.</text:p>
      <text:p text:style-name="P37"/>
      <text:p text:style-name="P37">El resultado del producto escalar es constante (1000000.000000) independientemente del tamaño del vector. Esto sugiere que los vectores están siendo inicializados de tal manera que el resultado del producto escalar es siempre el mismo.</text:p>
      <text:p text:style-name="P37"/>
      <text:p text:style-name="P51"><text:span text:style-name="T9">2.2 </text:span>Ejecute el código paralelizado con el pragma openmp y conteste en la memoria a las siguientes preguntas:</text:p>
      <text:p text:style-name="P48"/>
      <text:p text:style-name="P48"><text:span text:style-name="T18">• ¿Es correcto el resultado?</text:span> </text:p>
      <text:p text:style-name="P48"/>
      <text:p text:style-name="P55">No, los resultados obtenidos de la versión paralelizada no son correctos. En la versión serie del programa de producto escalar, observamos que el resultado era constante (1000000.000000) independientemente del tamaño del vector. Sin embargo, en la versión paralelizada, los resultados varían con cada tamaño de vector y no coinciden con los de la versión serie. Esto indica claramente que hay un error en la versión paralelizada del programa.</text:p>
      <text:p text:style-name="P48"/>
      <text:p text:style-name="P51">• ¿Qué puede estar pasando?</text:p>
      <text:p text:style-name="P38"/>
      <text:p text:style-name="P38">La inconsistencia en los resultados sugiere que hay problemas en la implementación paralela del programa, probablemente debido a condiciones de carrera. Algunas posibles causas de este problema son:</text:p>
      <text:p text:style-name="P38"/>
      <text:p text:style-name="P38">Condición de Carrera: Cuando se trabaja con variables compartidas en un entorno paralelo, es fundamental asegurarse de que las operaciones en estas variables sean seguras para los hilos. En el caso del producto escalar, si varios hilos intentan actualizar la misma variable acumuladora simultáneamente sin la debida sincronización, esto puede llevar a resultados incorrectos e inconsistentes.</text:p>
      <text:p text:style-name="P38"/>
      <text:p text:style-name="P38">Uso Incorrecto de la Reducción en OpenMP: Una solución común para evitar condiciones de carrera en cálculos como el producto escalar es usar la cláusula reduction en OpenMP. Si la cláusula reduction no se utiliza correctamente, o si se elige una operación de reducción incorrecta, esto podría resultar en una acumulación inadecuada de los valores calculados por los diferentes hilos.</text:p>
      <text:p text:style-name="P38"/>
      <text:p text:style-name="P38">Inicialización de Variables: Es importante también asegurarse de que todas las variables estén inicializadas adecuadamente antes de entrar en la región paralela y que las variables compartidas y privadas se gestionen correctamente.</text:p>
      <text:p text:style-name="P38"/>
      <text:p text:style-name="P45">2.3 Modifique el código anterior y denomine el programa pescalar_par2. Esta versión deber dar el resultado correcto utilizando donde corresponda alguno de los siguientes pragmas #pragma omp critical #pragma omp atomic</text:p>
      <text:p text:style-name="P39"/>
      <text:p text:style-name="P45">• ¿Puede resolverse con ambas directivas? Indique las modificaciones realizadas en cada caso. </text:p>
      <text:p text:style-name="P39"/>
      <text:p text:style-name="P39"><text:span text:style-name="T19">1. </text:span>Uso de #pragma omp critical:</text:p>
      <text:p text:style-name="P39"/>
      <text:p text:style-name="P39">Modificaciones Realizadas:</text:p>
      <text:p text:style-name="P39"/>
      <text:p text:style-name="P39">Se agregó #pragma omp critical alrededor de la actualización de la variable sum en el bucle for.</text:p>
      <text:p text:style-name="P39"><text:soft-page-break/></text:p>
      <text:p text:style-name="P39">Código modificado:</text:p>
      <text:p text:style-name="P39"/>
      <text:p text:style-name="P39">#pragma omp parallel for</text:p>
      <text:p text:style-name="P39">for (int k = 0; k &lt; M; k++) {</text:p>
      <text:p text:style-name="P39"><text:s text:c="4"/>#pragma omp critical</text:p>
      <text:p text:style-name="P39"><text:s text:c="4"/>sum += A[k] * B[k];</text:p>
      <text:p text:style-name="P39">}</text:p>
      <text:p text:style-name="P39"/>
      <text:p text:style-name="P39">Resultados:</text:p>
      <text:p text:style-name="P39">El programa no proporcionó el resultado correcto. Independientemente del tamaño del vector, el resultado fue 1000.000000, lo cual no es consistente con la versión serie.</text:p>
      <text:p text:style-name="P39"/>
      <text:p text:style-name="P40">2. Uso de #pragma omp atomic:</text:p>
      <text:p text:style-name="P40"/>
      <text:p text:style-name="P40">Modificaciones Realizadas:</text:p>
      <text:p text:style-name="P40"/>
      <text:p text:style-name="P40">Se utilizó #pragma omp atomic para la actualización de la variable sum.</text:p>
      <text:p text:style-name="P40"/>
      <text:p text:style-name="P40">Código modificado:</text:p>
      <text:p text:style-name="P40"/>
      <text:p text:style-name="P39">#pragma omp parallel for</text:p>
      <text:p text:style-name="P39">for (int k = 0; k &lt; M; k++) {</text:p>
      <text:p text:style-name="P39"><text:s text:c="4"/>#pragma omp atomic</text:p>
      <text:p text:style-name="P39"><text:s text:c="4"/>sum += A[k] * B[k];</text:p>
      <text:p text:style-name="P39">}</text:p>
      <text:p text:style-name="P39"/>
      <text:p text:style-name="P39">Resultados:</text:p>
      <text:p text:style-name="P39">El programa proporcionó el resultado correcto (1000000.000000) para todos los tamaños de vector probados, lo cual es consistente con la versión serie.</text:p>
      <text:p text:style-name="P39"/>
      <text:p text:style-name="P45">• ¿Cuál es la opción elegida y por qué?</text:p>
      <text:p text:style-name="P39"/>
      <text:p text:style-name="P39">La opción elegida es #pragma omp atomic.</text:p>
      <text:p text:style-name="P39"/>
      <text:p text:style-name="P39">Razón:</text:p>
      <text:p text:style-name="P39">Aunque #pragma omp atomic resultó en un tiempo de ejecución más largo en comparación con #pragma omp critical, produjo el resultado correcto y consistente con la versión serie del programa.</text:p>
      <text:p text:style-name="P39">La precisión y la corrección de los resultados son fundamentales, especialmente en cálculos numéricos como el producto escalar.</text:p>
      <text:p text:style-name="P39">#pragma omp atomic es más adecuada para operaciones simples de actualización de variables, como es el caso en este programa.</text:p>
      <text:p text:style-name="P39"/>
      <text:p text:style-name="P52"><text:span text:style-name="T10">2.4 </text:span>Modifique el código anterior y denomine el programa resultante pescalar_par3. Esta versión deber dar el resultado correcto utilizando donde corresponda alguno de los siguientes pragmas #pragma omp parallel for reduction</text:p>
      <text:p text:style-name="P41"/>
      <text:p text:style-name="P41">Resultados con #pragma omp parallel for reduction:</text:p>
      <text:p text:style-name="P41"/>
      <text:p text:style-name="P41">Los resultados son consistentes con la versión serie del programa, con un resultado de 1000000.000000 para todos los tamaños de vector probados.</text:p>
      <text:p text:style-name="P41"><text:soft-page-break/>Los tiempos de ejecución son relativamente bajos y consistentes, indicando una buena eficiencia en el cálculo paralelo.</text:p>
      <text:p text:style-name="P41"/>
      <text:p text:style-name="P46">Comparación con el Punto Anterior y Elección de la Mejor Opción:</text:p>
      <text:p text:style-name="P41"/>
      <text:p text:style-name="P41">Comparando estos resultados con los obtenidos anteriormente utilizando #pragma omp atomic, se observan las siguientes diferencias:</text:p>
      <text:p text:style-name="P41"/>
      <text:p text:style-name="P41">Con #pragma omp atomic: Aunque se obtuvieron resultados correctos, el tiempo de ejecución fue notablemente más alto en comparación con el uso de reduction.</text:p>
      <text:p text:style-name="P41"/>
      <text:p text:style-name="P41">Con #pragma omp parallel for reduction: Se obtienen resultados correctos y consistentes con tiempos de ejecución más bajos.</text:p>
      <text:p text:style-name="P41"/>
      <text:p text:style-name="P46">¿Cuál será la opción elegida y por qué?</text:p>
      <text:p text:style-name="P41"/>
      <text:p text:style-name="P41">Opción Elegida:</text:p>
      <text:p text:style-name="P41">La opción elegida es #pragma omp parallel for reduction.</text:p>
      <text:p text:style-name="P41"/>
      <text:p text:style-name="P41">Razón:</text:p>
      <text:p text:style-name="P41">La directiva reduction en OpenMP está específicamente diseñada para este tipo de operaciones donde se necesita acumular un resultado a partir de cálculos realizados en paralelo.</text:p>
      <text:p text:style-name="P41">Proporciona una manera eficiente y segura de manejar la suma acumulativa de los productos escalar, evitando condiciones de carrera y optimizando el rendimiento.</text:p>
      <text:p text:style-name="P41">Los resultados obtenidos indican que esta versión no solo produce el resultado correcto, sino que también lo hace con una eficiencia de tiempo superior a la versión con atomic.</text:p>
      <text:p text:style-name="P37"/>
      <text:p text:style-name="P47">2.5 Análisis de tiempos de ejecución</text:p>
      <text:p text:style-name="P42"/>
      <text:p text:style-name="P42">Estimación del Valor de T (Threshold):</text:p>
      <text:p text:style-name="P42"/>
      <text:p text:style-name="P42">Valor Estimado para T: Basado en los resultados de tus pruebas, el umbral óptimo (T) parece estar en el rango de 8000 a 10000. Este valor representa el tamaño del vector a partir del cual la paralelización empieza a ser beneficiosa en términos de rendimiento.</text:p>
      <text:p text:style-name="P42">Evaluación de las Condiciones para el Umbral:</text:p>
      <text:p text:style-name="P42">Condición para 0.8T (Aproximadamente 8000 en este caso):</text:p>
      <text:p text:style-name="P42"/>
      <text:p text:style-name="P42">El tiempo medio de ejecución del programa serie fue ligeramente mayor o comparable al del programa paralelo para vectores de este tamaño.</text:p>
      <text:p text:style-name="P42">Esto indica que para tamaños de vector menores al umbral estimado, la paralelización no compensa debido al overhead de lanzar los hilos.</text:p>
      <text:p text:style-name="P42">Condición para 1.2T (Aproximadamente 12000 en este caso):</text:p>
      <text:p text:style-name="P42"/>
      <text:p text:style-name="P42">El tiempo medio de ejecución del programa serie fue menor que el del programa paralelo para vectores de este tamaño.</text:p>
      <text:p text:style-name="P42">Esto sugiere que para tamaños de vector mayores al umbral estimado, la paralelización sí resulta beneficiosa, compensando el overhead de lanzar los hilos.</text:p>
      <text:p text:style-name="P42">Verificación del Umbral:</text:p>
      <text:p text:style-name="P42">Modificación del Valor de T a un Valor por Debajo del Estimado (Ejemplo: 6000):</text:p>
      <text:p text:style-name="P42"/>
      <text:p text:style-name="P42"><text:soft-page-break/>Al probar con un valor de T menor al estimado, se esperaría ver que el programa paralelo no mejora o incluso empeora el rendimiento en comparación con la versión serie para tamaños de vector cercanos a este nuevo T.</text:p>
      <text:p text:style-name="P42">Modificación del Valor de T a un Valor por Encima del Estimado (Ejemplo: 14000):</text:p>
      <text:p text:style-name="P42"/>
      <text:p text:style-name="P42">Al probar con un valor de T mayor al estimado, se esperaría ver una mejora más significativa en el rendimiento del programa paralelo en comparación con la versión serie para tamaños de vector cercanos a este nuevo T.</text:p>
      <text:p text:style-name="P42"/>
      <text:p text:style-name="P43">Como conclusión:</text:p>
      <text:p text:style-name="P43"><text:line-break/>Basado en el análisis y las pruebas realizadas, se concluye que el umbral óptimo para la paralelización del cálculo del producto escalar utilizando OpenMP está en el rango de 8000 a 10000. Este umbral asegura que la paralelización se realice solo cuando el tamaño del vector es lo suficientemente grande como para compensar el overhead asociado con el manejo de múltiples hilos.</text:p>
      <text:p text:style-name="P37"/>
      <text:p text:style-name="P53"><text:span text:style-name="T11">2.6 </text:span>(Opcional) Análisis exhaustivo (Hasta 1 punto extra)</text:p>
      <text:p text:style-name="P49"/>
      <text:p text:style-name="P56">Se ha creado un script en python llamado “Ejercicio2,6.py” ejecutable con “python3 Ejercicio2,6.py” que generará una gráfica comparativa, <text:span text:style-name="T20">una generada por nosotros se encuentra en el directorio del ejercicio 2</text:span>.</text:p>
      <text:p text:style-name="P56"/>
      <text:p text:style-name="P56">La gráfica sugiere que:</text:p>
      <text:p text:style-name="P56"/>
      <text:p text:style-name="P56">Para tamaños de vector menores, hay un cruce entre las dos líneas, indicando que para vectores pequeños la versión serie puede ser más rápida que la paralela.</text:p>
      <text:p text:style-name="P56">A medida que el tamaño del vector aumenta, la versión paralela muestra una mejora significativa en el tiempo de ejecución comparado con la versión serie, especialmente después de un cierto punto (umbral).</text:p>
      <text:p text:style-name="P56"/>
      <text:p text:style-name="P56">El tiempo de ejecución de la versión serie se mantiene relativamente constante o aumenta levemente con el tamaño del vector, mientras que el tiempo de ejecución de la versión paralela disminuye o se mantiene estable.</text:p>
      <text:p text:style-name="P56"/>
      <text:p text:style-name="P54">¿Es el valor de umbral distinto para tu ordenador que para el clúster?</text:p>
      <text:p text:style-name="P56"/>
      <text:p text:style-name="P56">El valor del umbral podría ser diferente para un ordenador personal y un clúster debido a diferencias en hardware, como el número de núcleos de CPU y la implementación de hyper-threading. Los clústeres suelen tener un entorno de hardware más potente y optimizado para tareas paralelas, lo que puede llevar a un umbral diferente en comparación con un ordenador personal.</text:p>
      <text:p text:style-name="P56"/>
      <text:p text:style-name="P54">¿Depende del número de hilos que se lancen?</text:p>
      <text:p text:style-name="P56"/>
      <text:p text:style-name="P56">Sí, el umbral puede depender del número de hilos lanzados. Si se lanzan más hilos que el número de núcleos físicos o lógicos disponibles, puede introducirse un overhead significativo debido al cambio de contexto y a la gestión de hilos, lo que podría elevar el umbral para la paralelización efectiva. Por otro lado, un número óptimo de hilos que coincide con el número de núcleos puede llevar a un umbral más bajo, aprovechando al máximo el paralelismo sin incurrir en demasiado overhead.</text:p>
      <text:p text:style-name="P56"/>
      <text:p text:style-name="P56">Conclusión:</text:p>
      <text:p text:style-name="P56"><text:soft-page-break/>La gráfica indica que existe un tamaño de vector específico a partir del cual la paralelización mejora el rendimiento. Este punto es lo que definiríamos como el umbral óptimo para la paralelización.</text:p>
      <text:p text:style-name="P49"/>
      <text:p text:style-name="P11">Ejercicio 3:</text:p>
      <text:p text:style-name="P18"/>
      <text:p text:style-name="P18"/>
      <text:p text:style-name="P18"/>
      <text:p text:style-name="P12">Ejercicio 4:</text:p>
      <text:p text:style-name="P19"/>
      <text:p text:style-name="P19">Las gráficas proporcionadas muestran los resultados de un estudio sobre el impacto de la configuración de la caché y el tamaño de las matrices en la multiplicación de matrices normal y traspuesta. A partir de estos datos, se pueden realizar varias observaciones y análisis:</text:p>
      <text:p text:style-name="P19"/>
      <text:p text:style-name="P19"><text:span text:style-name="T2">Fallos de Lectura de Caché (Read Misses):</text:span> La gráfica muestra un incremento significativo en el número de fallos de lectura a medida que aumenta el tamaño de la matriz. Esto es esperable porque matrices más grandes requerirán más acceso a la memoria, lo cual puede exceder la capacidad de la caché y resultar en fallos de caché. La multiplicación traspuesta tiende a tener menos fallos de lectura, lo que sugiere que acceder a los datos de una matriz traspuesta puede resultar en un patrón de acceso más favorable para la caché debido a la localidad espacial mejorada.</text:p>
      <text:p text:style-name="P19"/>
      <text:p text:style-name="P19"><text:span text:style-name="T2">Fallos de Escritura de Caché (Write Misses):</text:span> Los fallos de escritura también aumentan con el tamaño de la matriz, aunque la variabilidad es mayor, lo que podría deberse a la variabilidad en el comportamiento de escritura de la caché y cómo las escrituras son manejadas por el algoritmo de escritura de caché (write-back o write-through, por ejemplo).</text:p>
      <text:p text:style-name="P19"/>
      <text:p text:style-name="P19"><text:span text:style-name="T2">Tiempos de Ejecución:</text:span> Como se espera, los tiempos de ejecución aumentan con el tamaño de la matriz para ambas versiones de la multiplicación. La multiplicación normal muestra tiempos de ejecución más largos en comparación con la traspuesta, lo cual es coherente con el número de fallos de lectura de caché: un mayor número de fallos puede resultar en tiempos de ejecución más largos debido a la necesidad de recuperar datos de niveles más bajos y más lentos de la jerarquía de memoria.</text:p>
      <text:p text:style-name="P19"/>
      <text:p text:style-name="P22">Conclusiones del Experimento:</text:p>
      <text:p text:style-name="P19"/>
      <text:p text:style-name="P19">La localidad de los datos es un factor crucial en la eficiencia de la caché. La versión traspuesta de la multiplicación de matrices mejora la localidad de los datos, lo que reduce los fallos de caché y, por tanto, mejora el tiempo de ejecución.</text:p>
      <text:p text:style-name="P19"/>
      <text:p text:style-name="P19">Los fallos de escritura parecen ser menos predecibles que los fallos de lectura, lo que sugiere que los patrones de acceso de escritura pueden no ser tan consistentemente optimizados por la traspuesta de la matriz.</text:p>
      <text:p text:style-name="P19"/>
      <text:p text:style-name="P19">La eficiencia de la caché y el rendimiento del algoritmo están fuertemente influenciados por el tamaño de la matriz en relación con el tamaño de la caché. A medida que las matrices se vuelven demasiado grandes para caber en la caché, el número de fallos aumenta dramáticamen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1T14:28:41.512312926</meta:creation-date>
    <dc:date>2023-12-04T20:01:25.576425392</dc:date>
    <meta:editing-duration>PT4H47M48S</meta:editing-duration>
    <meta:editing-cycles>16</meta:editing-cycles>
    <meta:generator>LibreOffice/7.3.7.2$Linux_X86_64 LibreOffice_project/30$Build-2</meta:generator>
    <meta:document-statistic meta:table-count="0" meta:image-count="0" meta:object-count="0" meta:page-count="11" meta:paragraph-count="251" meta:word-count="3780" meta:character-count="23703" meta:non-whitespace-character-count="20033"/>
  </office:meta>
</office:document-meta>
</file>